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Barillon</meta:initial-creator>
    <meta:creation-date>2021-07-21T12:21:23.83</meta:creation-date>
    <dc:date>2021-07-21T12:22:01.36</dc:date>
    <dc:creator>William Barillon</dc:creator>
    <meta:editing-duration>PT15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1" meta:word-count="2" meta:character-count="13"/>
  </office:meta>
</office:document-meta>
</file>